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63079" officeooo:paragraph-rsid="0036820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89545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38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39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40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45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52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a41cb" officeooo:paragraph-rsid="003a41cb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officeooo:rsid="001f393c"/>
    </style:style>
    <style:style style:name="T16" style:family="text">
      <style:text-properties officeooo:rsid="001fdfac"/>
    </style:style>
    <style:style style:name="T17" style:family="text">
      <style:text-properties officeooo:rsid="0020f933"/>
    </style:style>
    <style:style style:name="T18" style:family="text">
      <style:text-properties officeooo:rsid="0024d791"/>
    </style:style>
    <style:style style:name="T19" style:family="text">
      <style:text-properties officeooo:rsid="0024e48b"/>
    </style:style>
    <style:style style:name="T20" style:family="text">
      <style:text-properties officeooo:rsid="0033d1fc"/>
    </style:style>
    <style:style style:name="T21" style:family="text">
      <style:text-properties officeooo:rsid="003682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na1:</text:p>
      <text:p text:style-name="P10"/>
      <text:p text:style-name="P10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4"/>
      <text:p text:style-name="P1"><text:span text:style-name="T11">Primer Sprint: (semana </text:span><text:span text:style-name="T12">2</text:span><text:span text:style-name="T11">)</text:span></text:p>
      <text:p text:style-name="P7"/>
      <text:p text:style-name="P29">+ Definición del algoritmo que se utilizará para implementar el cluster</text:p>
      <text:list xml:id="list2940587589" text:style-name="L1">
        <text:list-item>
          <text:p text:style-name="P47">Resultados en: tiposDeClusters.odt</text:p>
          <text:p text:style-name="P47"/>
        </text:list-item>
      </text:list>
      <text:p text:style-name="P13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3030821301" text:style-name="L2">
        <text:list-item>
          <text:p text:style-name="P51"><text:span text:style-name="T1">Se encuentra en: planCluster.</text:span><text:span text:style-name="T5">odt</text:span></text:p>
          <text:p text:style-name="P48"/>
        </text:list-item>
      </text:list>
      <text:p text:style-name="P30">+ Seleccionar las tablas de la base de datos de donde se agarrara toda la data que se utilizara</text:p>
      <text:p text:style-name="P12"><text:span text:style-name="T1">+ </text:span><text:span text:style-name="T2">Determinar los features iniciales que se utilizarán para elaborar el dataframe que se utilizará para el cluster</text:span></text:p>
      <text:list xml:id="list3898484624" text:style-name="L3">
        <text:list-item>
          <text:p text:style-name="P52"><text:span text:style-name="T2">S</text:span><text:span text:style-name="T1">e encuentra en: TablasFeatures.odt</text:span></text:p>
          <text:p text:style-name="P49"/>
        </text:list-item>
      </text:list>
      <text:p text:style-name="P31">+ Diseño de un conjunto de diseños de la posible interfaz y selección de uno por parte del cliente.</text:p>
      <text:p text:style-name="P31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5"/>
      <text:p text:style-name="P14">+ Investigación sobre las diferentes maneras de generar un DataFrame con Pandas</text:p>
      <text:p text:style-name="P14"/>
      <text:p text:style-name="P15">+ Determinar como <text:span text:style-name="T15">se </text:span>crear<text:span text:style-name="T15">á</text:span> el DataFrame</text:p>
      <text:list xml:id="list3518723805" text:style-name="L4">
        <text:list-item>
          <text:p text:style-name="P37"><text:span text:style-name="T8">Se encuentra en: </text:span><text:span text:style-name="T6">PruebaCrearDataFrame.odt</text:span></text:p>
        </text:list-item>
      </text:list>
      <text:list xml:id="list540985622" text:style-name="L5">
        <text:list-header>
          <text:p text:style-name="P50"/>
        </text:list-header>
      </text:list>
      <text:p text:style-name="P15">+ Determinar el mejor modo de hacer el preprocesamiento de todos los tags (se le quitan los espacios en blanco)</text:p>
      <text:list xml:id="list515505272" text:style-name="L6">
        <text:list-item>
          <text:p text:style-name="P41">Se encuentra en: PruebaBorrarEspaciosTags.odt</text:p>
        </text:list-item>
      </text:list>
      <text:p text:style-name="P16"/>
      <text:p text:style-name="P16">+ Pruebas para obtener el indice del cluster con mayor número de instancias</text:p>
      <text:p text:style-name="P17">+ Pruebas para obtener los datos relacionados al cluster seleccionado</text:p>
      <text:list xml:id="list658361046" text:style-name="L7">
        <text:list-item>
          <text:p text:style-name="P38"><text:span text:style-name="T8">Se encuentra en: </text:span><text:span text:style-name="T9">PruebaAccesoInstanciasCentro.odt</text:span></text:p>
        </text:list-item>
      </text:list>
      <text:p text:style-name="P16"/>
      <text:p text:style-name="P19">+ Prueba sobre el mejor metodo para agregar elementos a una lista y para la concatenación de listas</text:p>
      <text:list xml:id="list779920372" text:style-name="L8">
        <text:list-item>
          <text:p text:style-name="P39"><text:span text:style-name="T8">Se encuentra en: </text:span><text:span text:style-name="T7">AgregadoYConcatenacionListas.odt</text:span></text:p>
          <text:p text:style-name="P42"/>
        </text:list-item>
      </text:list>
      <text:p text:style-name="P16">+ Crear entorno de la base de datos y su configuración</text:p>
      <text:p text:style-name="P16"/>
      <text:p text:style-name="P16">+ Creación de la aplicación dentro del api del proyecto y enrutamiento de la misma</text:p>
      <text:p text:style-name="P16"/>
      <text:p text:style-name="P16">+ Crear el código que extrae los features seleccionados de la base de datos, tanto para las trivias suscrita por el usuario como para las trivias publicadas</text:p>
      <text:p text:style-name="P16"/>
      <text:p text:style-name="P16"><text:soft-page-break/>+ Modificación al publishedManager, para poder obtener las trivias que fueron publicadas <text:s/>y que no han empezado aun</text:p>
      <text:p text:style-name="P16"/>
      <text:p text:style-name="P16">+ Reestructuración del view.py, para localizar todas las funcionalidades <text:span text:style-name="T16">d</text:span>el proceso de selección de las sugerencias, dentro de <text:s/>un método get, el cual se encargara de responder la solicitud <text:span text:style-name="T16">que le llegue al </text:span>api</text:p>
      <text:p text:style-name="P16"/>
      <text:p text:style-name="P18">+ Selección de nuevos features para agregar al modelo, <text:span text:style-name="T17">modificación respectiva del view.py para obtenerlos de la base de datos, y determinar la escala de valoración de una trivia</text:span></text:p>
      <text:p text:style-name="P6"><text:tab/></text:p>
      <text:p text:style-name="P19">+ <text:s/>Proceso de <text:span text:style-name="T19">normalización</text:span> de la dataframe</text:p>
      <text:p text:style-name="P6"/>
      <text:p text:style-name="P21">+ Redefinición del plan de funcionamiento del cluster tomando en cuenta los nuevos campos</text:p>
      <text:list xml:id="list3628995375" text:style-name="L9">
        <text:list-item>
          <text:p text:style-name="P43">Se encuentra en: <text:s/>planCluster.odt</text:p>
        </text:list-item>
      </text:list>
      <text:p text:style-name="P17"/>
      <text:p text:style-name="P22">+ <text:span text:style-name="T18">Creación</text:span> del archivo que generara la data de pru<text:span text:style-name="T18">e</text:span>ba, tanto la de las trivias publicadas como las trivias jugadas por el usuario, para entonar los <text:span text:style-name="T18">parámetros</text:span> del cluster</text:p>
      <text:p text:style-name="P23"/>
      <text:p text:style-name="P22">+ Investigación del <text:span text:style-name="T18">método</text:span> aggregate de Django y la <text:span text:style-name="T18">modificación</text:span> del view.py para utilizarlo</text:p>
      <text:p text:style-name="P22"/>
      <text:p text:style-name="P23">+ Creación de 3 trivias en la base de datos para probar la correcta extracción de la data</text:p>
      <text:p text:style-name="P23"/>
      <text:p text:style-name="P20">+ Prueba de extracción de la data de la base de datos</text:p>
      <text:list xml:id="list755021752" text:style-name="L10">
        <text:list-item>
          <text:p text:style-name="P40"><text:span text:style-name="T7">Se encuentra en: <text:s/>PruebaExtraccionBD.</text:span><text:span text:style-name="T10">odt</text:span></text:p>
        </text:list-item>
      </text:list>
      <text:p text:style-name="P8"><text:tab/></text:p>
      <text:p text:style-name="P27">+ Modificación del bag of words</text:p>
      <text:p text:style-name="P28">+ Prueba de la correcta funcionalidad del bag of words en la data extraida</text:p>
      <text:list xml:id="list3032500563" text:style-name="L11">
        <text:list-item>
          <text:p text:style-name="P44">Se encuentra en: <text:s/>PruebaExtraccionBD.odt (pag 6)</text:p>
        </text:list-item>
      </text:list>
      <text:p text:style-name="P24"/>
      <text:p text:style-name="P25">+ Creación de los dataFrame de la data de prueba, de <text:span text:style-name="T11">diferentes</text:span> tamaños</text:p>
      <text:p text:style-name="P25"/>
      <text:p text:style-name="P26">+ Definir si se aceptan los tags que esten en el 30% o 40% del total del dataset</text:p>
      <text:p text:style-name="P9"/>
      <text:p text:style-name="P9"/>
      <text:p text:style-name="P11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32"/>
      <text:p text:style-name="P33">+ Búsqueda de métricas para ver que ta<text:span text:style-name="T20">n</text:span> buenos son los clusters encontrados</text:p>
      <text:p text:style-name="P33"/>
      <text:p text:style-name="P34">+ <text:span text:style-name="T21">prueba de comparación entre data normalizada y data escalada</text:span></text:p>
      <text:list xml:id="list1484571565" text:style-name="L12">
        <text:list-item>
          <text:p text:style-name="P45">Se encuentra en: <text:s/>PruebaSeleccionDeDataYEntonacionDF.odt</text:p>
        </text:list-item>
      </text:list>
      <text:p text:style-name="P35"/>
      <text:p text:style-name="P36">+ prueba comparación calidad de modelo entre cluster de kmeans y el herarquico</text:p>
      <text:p text:style-name="P46"><text:tab/></text:p>
      <text:p text:style-name="P53">+ Investigación sobre overlapp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05T10:21:41.846194605</dc:date>
    <meta:editing-duration>P3DT16M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598" meta:character-count="3611" meta:non-whitespace-character-count="3063"/>
  </office:meta>
</office:document-meta>
</file>